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70e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370e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ُمُعَة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259_2024259619"/><text:span text:style-name="T2">يُسَبِّحُ لِلهِ مَا فِى </text:span><text:span text:style-name="T5">۱</text:span><text:span text:style-name="T2">لسَّمَـٰوَ؛تِ وَمَا فِى </text:span><text:span text:style-name="T5">۱</text:span><text:span text:style-name="T2">لاَرْضِ </text:span><text:span text:style-name="T5">۱</text:span><text:span text:style-name="T2">لْمَلِــكِ </text:span><text:span text:style-name="T5">۱</text:span><text:span text:style-name="T2">لْقُدُّوسسس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هُوَ </text:span><text:span text:style-name="T5">۰ﻟ﮲</text:span><text:span text:style-name="T2"> بَعَثَ فِى </text:span><text:span text:style-name="T5">۱</text:span><text:span text:style-name="T2">لاُمِّيِّــيـيـنَ رَسُولًا مِّنْهُمْ يَتْلُواْ عَلَيْهِمُ; ءَايَـٰتِهِ” وَيُزَكِّيهِمْ وَيُعَلِّمُهُمُ </text:span><text:span text:style-name="T5">۴</text:span><text:span text:style-name="T2">لْكِتَـٰبَ وَالْحِكْمَةَ وَإِن كَانُواْ مِن قَبْلُ لَفِى ضَچَلٍ مُّبِينٍ </text:span><text:span text:style-name="T3">(2)</text:span><text:span text:style-name="T2"> وَءَاخَرۣيــنَ مِنْهُمْ لَمَّا يَڤْحَقُواْ بِهِمْ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3)</text:span><text:span text:style-name="T2"> ذَ؛لِــكَ فَضْلُ </text:span><text:span text:style-name="T5">۴</text:span><text:span text:style-name="T2">للَّهِ يُوتِيهِ مَنْ يَّشَآءُؐ وَاللَّهُ ذُو </text:span><text:span text:style-name="T5">۴</text:span><text:span text:style-name="T2">لْفَضْـلِ </text:span><text:span text:style-name="T5">۱</text:span><text:span text:style-name="T2">لْعَظِيمِؐ </text:span><text:span text:style-name="T3">(4)</text:span><text:span text:style-name="T2"> مَثَلُ </text:span><text:span text:style-name="T5">۴</text:span><text:span text:style-name="T2">لذِيــنَ حُمِّلُواْ </text:span><text:span text:style-name="T5">۴</text:span><text:span text:style-name="T2">لتَّوْرۭيٰةَ ثُمَّ لَمْ يَحْمِلُوهَا كَمَثَلِ </text:span><text:span text:style-name="T5">۱</text:span><text:span text:style-name="T2">لْحِمۭارۣ يَحْمِلُ أَسْفَاراٚؐ بِيــسَ مَثَلُ </text:span><text:span text:style-name="T5">۴</text:span><text:span text:style-name="T2">لْقَوْمِ </text:span><text:span text:style-name="T5">۱</text:span><text:span text:style-name="T2">لذِيــنَ كَذَّبُواْ بِـَٔايَـٰــتِ </text:span><text:span text:style-name="T5">۱</text:span><text:span text:style-name="T2">للَّهِؐ وَاللَّهُ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5)</text:span><text:span text:style-name="T2"> قُلْ يَـٰٓأَيُّهَا </text:span><text:span text:style-name="T5">۰</text:span><text:span text:style-name="T2">لذِيــنَ هَادُوٓاْ إِن زَعَمْتُمُ; أَنَّكُمُ; أَوْلِيَآءُ لِلهِ مِن دُونِ </text:span><text:span text:style-name="T5">۱</text:span><text:span text:style-name="T2">لنَّاسِ فَتَمَنَّوُاْ </text:span><text:span text:style-name="T5">۴</text:span><text:span text:style-name="T2">لْمَوْتَ إِن كُنتُمْ صَـٰدِقِينَؐ </text:span><text:span text:style-name="T3">(6)</text:span><text:span text:style-name="T2"> وَلاَ يَتَمَنَّوْنَهُ; أَبَداَۢ بِمَا قَدَّمَتَ اَيْدِيهِمْؐ وَاللَّهُ عَلِيمٛ بِالظَّـٰلِمِينَؐ </text:span><text:span text:style-name="T3">(7)</text:span><text:span text:style-name="T2"> قُلِ اِنَّ </text:span><text:span text:style-name="T5">۰</text:span><text:span text:style-name="T2">لْمَوْتَ </text:span><text:span text:style-name="T5">۰ﻟ﮲</text:span><text:span text:style-name="T2"> تَفِرُّونَ مِنْهُ فَإِنَّهُ„ مُچَقِيكُمْ ثُمَّ تُرَدُّونَ إِلَــيٰ عَـٰلِمِ </text:span><text:span text:style-name="T5">۱</text:span><text:span text:style-name="T2">لْغَيْبِ وَالشَّهَـٰدَةِ فَيُنَبِّـﻴُٔـكُم بِمَا كُنتُمْ تَعْمَلُونَؐ </text:span><text:span text:style-name="T3">(8)</text:span><text:span text:style-name="T2"> يَـٰٓأَيُّهَا </text:span><text:span text:style-name="T5">۰</text:span><text:span text:style-name="T2">لذِيــنَ ءَامَنُوٓاْ إِذَا نُودِيَ لِلصَّلَوٰةِ مِنْ يَّوْمِ </text:span><text:span text:style-name="T5">۱</text:span><text:span text:style-name="T2">لْجُمُعَةِ فَاسْعَوۣاْ اِلَــيٰ ذِكْرۣ </text:span><text:span text:style-name="T5">۱</text:span><text:span text:style-name="T2">للَّهِ وَذَرُواْ </text:span><text:span text:style-name="T5">۴</text:span><text:span text:style-name="T2">لْبَيْعَؐ ذَ؛لِكُمْ خَيْرٌ لَّكُمُ; إِن كُنتُمْ تَعْلَمُونَؐ </text:span><text:span text:style-name="T3">(9)</text:span><text:span text:style-name="T2"> فَإِذَا قُضِيَتِ </text:span><text:span text:style-name="T5">۱</text:span><text:span text:style-name="T2">لصَّلَوٰةُ فَانتَشِرُواْ فِى </text:span><text:span text:style-name="T5">۱</text:span><text:span text:style-name="T2">لاَرْضِ وَابْتَغُواْ مِن فَضْـلِ </text:span><text:span text:style-name="T5">۱</text:span><text:span text:style-name="T2">للَّهِ وَاذْكُرُواْ </text:span><text:span text:style-name="T5">۴</text:span><text:span text:style-name="T2">للَّهَ كَثِيراً لَّعَلَّكُمْ تُفْڤِحُونَؐ </text:span><text:span text:style-name="T3">(10)</text:span><text:span text:style-name="T2"> وَإِذَا رَأَوْاْ تِجَـٰرَةٗ اَوْ لَهْواٗ 'نفَضُّوٓاْ إِلَيْهَا وَتَرَكُوكَ قَآئِماًؐ قُــلْ مَا عِندَ </text:span><text:span text:style-name="T5">۰</text:span><text:span text:style-name="T2">للَّهِ خَيْرٌ مِّــنَ </text:span><text:span text:style-name="T5">۰</text:span><text:span text:style-name="T2">للَّهْوۣ وَمِــنَ </text:span><text:span text:style-name="T5">۰</text:span><text:span text:style-name="T2">ڤتِّجَـٰرَةِؐ وَاللَّهُ خَيْرُ </text:span><text:span text:style-name="T5">۴</text:span><text:span text:style-name="T2">لرَّ؛زۣقِينَ </text:span><text:span text:style-name="T3">(11)</text:span><text:span text:style-name="T2"> </text:span><text:bookmark-end text:name="__DdeLink__5259_20242596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1:34.295216160</meta:creation-date>
    <dc:date>2025-03-06T08:05:46.241981023</dc:date>
    <meta:editing-duration>PT2M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93" meta:character-count="1077" meta:non-whitespace-character-count="885"/>
  </office:meta>
</office:document-meta>
</file>